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898in"/>
    </style:style>
    <style:style style:name="co2" style:family="table-column">
      <style:table-column-properties fo:break-before="auto" style:column-width="4.8492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STATISTICS APLENGTH 7 Algorithms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n,o,9,t,v,x,y,7,aa,ab,ac,11,ad,ae,3,ag,ah,ai,aj,an,ao,ap,1,4,5,</text:p>
          </table:table-cell>
          <table:table-cell office:value-type="string">
            <text:p>9,7,ab,11,ad,ae,ag,ah,ai,ao,ap,</text:p>
          </table:table-cell>
          <table:table-cell office:value-type="string">
            <text:p>9,7,ab,11,ad,ae,ag,ah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e,j,9,t,v,x,y,7,aa,ab,ac,11,ad,3,ag,ah,ai,aj,am,an,ao,ap,8,1,4,</text:p>
          </table:table-cell>
          <table:table-cell office:value-type="string">
            <text:p>a,e,j,y,7,ab,ac,11,ag,ai,aj,am,ap,</text:p>
          </table:table-cell>
          <table:table-cell office:value-type="string">
            <text:p>a,e,j,y,7,ab,ac,11,ag,ai,aj,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7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5.1020408163265">
            <text:p>55.10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l,n,t,v,x,y,7,aa,ab,ac,11,ad,ae,3,ag,ah,ai,aj,an,ao,ap,8,12,1,5,</text:p>
          </table:table-cell>
          <table:table-cell office:value-type="string">
            <text:p>n,7,ab,11,ae,ag,ai,aj,ao,ap,5,</text:p>
          </table:table-cell>
          <table:table-cell office:value-type="string">
            <text:p>n,7,ab,11,ae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n,9,t,v,x,y,7,aa,ab,ac,11,ad,3,ag,ah,ai,aj,am,an,ao,ap,8,1,4,5,</text:p>
          </table:table-cell>
          <table:table-cell office:value-type="string">
            <text:p>k,9,7,ab,ad,ag,ah,ai,aj,am,ao,ap,</text:p>
          </table:table-cell>
          <table:table-cell office:value-type="string">
            <text:p>k,9,7,ab,ad,ag,ah,ai,aj,am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b,c,j,l,n,9,t,v,x,7,aa,ab,ac,11,ad,ae,3,ag,ah,ai,aj,am,an,ap,8,12,1,4,5,</text:p>
          </table:table-cell>
          <table:table-cell office:value-type="string">
            <text:p>9,7,ab,11,ag,am,ap,4,</text:p>
          </table:table-cell>
          <table:table-cell office:value-type="string">
            <text:p>9,7,ab,11,ag,am,ap,4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n,o,9,t,v,x,y,7,aa,ab,ac,11,ad,3,ag,ah,ai,aj,an,ao,ap,8,1,5,</text:p>
          </table:table-cell>
          <table:table-cell office:value-type="string">
            <text:p>a,n,o,7,ab,ac,11,ag,ai,aj,ao,ap,5,</text:p>
          </table:table-cell>
          <table:table-cell office:value-type="string">
            <text:p>a,n,o,7,ab,ac,11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l,n,o,t,v,x,y,7,aa,ab,ac,11,ad,ae,3,ag,ah,ai,aj,an,ao,ap,8,1,5,</text:p>
          </table:table-cell>
          <table:table-cell office:value-type="string">
            <text:p>a,k,n,7,ab,ac,11,ag,ai,aj,ao,ap,5,</text:p>
          </table:table-cell>
          <table:table-cell office:value-type="string">
            <text:p>a,k,n,7,ab,ac,11,ag,ai,aj,ao,ap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k,n,9,t,v,x,y,7,aa,ab,ac,11,ad,3,ag,ah,ai,aj,am,an,ao,ap,8,1,4,5,</text:p>
          </table:table-cell>
          <table:table-cell office:value-type="string">
            <text:p>k,9,7,ab,ad,ag,ah,ai,aj,am,ao,ap,</text:p>
          </table:table-cell>
          <table:table-cell office:value-type="string">
            <text:p>k,9,7,ab,ad,ag,ah,ai,aj,am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j,n,9,t,v,x,y,7,aa,ab,ac,11,ad,ae,3,ag,ah,ai,aj,am,an,ao,ap,8,1,4,5,</text:p>
          </table:table-cell>
          <table:table-cell office:value-type="string">
            <text:p>j,n,7,ab,ad,ag,ah,ai,aj,am,ao,ap,4,5,</text:p>
          </table:table-cell>
          <table:table-cell office:value-type="string">
            <text:p>j,n,7,ab,ad,ag,ah,ai,aj,am,ao,ap,4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t,v,x,y,7,aa,ab,ac,11,ad,3,ag,ah,ai,aj,am,an,ap,8,1,4,5,</text:p>
          </table:table-cell>
          <table:table-cell office:value-type="string">
            <text:p>n,y,7,ab,ac,11,ad,ag,ah,ai,aj,am,ap,4,5,</text:p>
          </table:table-cell>
          <table:table-cell office:value-type="string">
            <text:p>n,y,7,ab,ac,11,ad,ag,ah,ai,aj,am,ap,4,5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STATISTICS APLENGTH 7 Algorithms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0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1.2244897959184">
            <text:p>61.22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l,s,v,y,7,aa,ab,13,ac,11,ad,ae,3,af,ag,ah,ai,aj,ak,al,am,an,ao,ap,8,1,4,</text:p>
          </table:table-cell>
          <table:table-cell office:value-type="string">
            <text:p>a,c,l,7,aa,ac,11,ad,ae,af,ag,ah,ai,aj,ak,al,am,an,ao,ap,8,</text:p>
          </table:table-cell>
          <table:table-cell office:value-type="string">
            <text:p>a,c,l,7,aa,ac,11,ad,ae,af,ag,ah,ai,aj,ak,al,am,an,ao,ap,8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52:45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